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02ff" officeooo:paragraph-rsid="000302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Objects and its internal representation in JavaScript.</text:p>
      <text:p text:style-name="Standard"/>
      <text:p text:style-name="Standard">Object is the most important data-type in JavaScript. While other primitive data-types can store only one value at a time, objects are much more complex. Each object may contain any combination of these primitive data-types as well as reference data-types. </text:p>
      <text:p text:style-name="Standard"/>
      <text:p text:style-name="P1">An object is a reference data-type. </text:p>
      <text:p text:style-name="P1">Objects are unordered collection of related data of primitive or reference type, in the form of key, value pairs. <text:s/></text:p>
      <text:p text:style-name="P1">The keys can be variables or functions, and values can be anything. The keys is a string. </text:p>
      <text:p text:style-name="P1"/>
      <text:p text:style-name="P1">Object is created with figure brackets {}.</text:p>
      <text:p text:style-name="P1"/>
      <text:p text:style-name="P1">Example ;</text:p>
      <text:p text:style-name="P1"/>
      <text:p text:style-name="P1">let stadium = {</text:p>
      <text:p text:style-name="P1"/>
      <text:p text:style-name="P1">name : “Camp Nou”,</text:p>
      <text:p text:style-name="P1">year : 1930,</text:p>
      <text:p text:style-name="P1">location : “Barcelona, Spain”</text:p>
      <text:p text:style-name="P1"/>
      <text:p text:style-name="P1">}</text:p>
      <text:p text:style-name="P1"/>
      <text:p text:style-name="P1"/>
      <text:p text:style-name="P1">name, year, location in the above example are keys and “Camp Nou”, 1930, “Barcelona, Spain” are the values of the keys. </text:p>
      <text:p text:style-name="P1"/>
      <text:p text:style-name="P1">Each of the key is a property of the object.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1T21:28:23.212000000</meta:creation-date>
    <dc:date>2022-11-21T21:40:04.303000000</dc:date>
    <meta:editing-duration>PT1M30S</meta:editing-duration>
    <meta:editing-cycles>1</meta:editing-cycles>
    <meta:document-statistic meta:table-count="0" meta:image-count="0" meta:object-count="0" meta:page-count="1" meta:paragraph-count="14" meta:word-count="145" meta:character-count="843" meta:non-whitespace-character-count="705"/>
    <meta:generator>LibreOffice/7.2.2.2$Windows_X86_64 LibreOffice_project/02b2acce88a210515b4a5bb2e46cbfb63fe97d56</meta:generator>
  </office:meta>
</office:document-meta>
</file>